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9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3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4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6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8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0" style:family="paragraph" style:parent-style-name="Standard">
      <style:text-properties fo:font-weight="normal" officeooo:rsid="00364845" officeooo:paragraph-rsid="003b2fb6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7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8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29" style:family="paragraph" style:parent-style-name="Standard">
      <style:text-properties officeooo:rsid="001d6656" officeooo:paragraph-rsid="001d6656"/>
    </style:style>
    <style:style style:name="P30" style:family="paragraph" style:parent-style-name="Standard">
      <style:text-properties officeooo:rsid="001e083a" officeooo:paragraph-rsid="001e083a"/>
    </style:style>
    <style:style style:name="P31" style:family="paragraph" style:parent-style-name="Standard">
      <style:text-properties officeooo:rsid="001f701e" officeooo:paragraph-rsid="001f701e"/>
    </style:style>
    <style:style style:name="P32" style:family="paragraph" style:parent-style-name="Standard">
      <style:text-properties officeooo:rsid="0020b31d" officeooo:paragraph-rsid="0020b31d"/>
    </style:style>
    <style:style style:name="P33" style:family="paragraph" style:parent-style-name="Standard">
      <style:text-properties officeooo:rsid="0020bfcc" officeooo:paragraph-rsid="0020bfcc"/>
    </style:style>
    <style:style style:name="P34" style:family="paragraph" style:parent-style-name="Standard">
      <style:text-properties officeooo:rsid="00309096" officeooo:paragraph-rsid="00309096"/>
    </style:style>
    <style:style style:name="P35" style:family="paragraph" style:parent-style-name="Standard">
      <style:text-properties officeooo:rsid="002cee53" officeooo:paragraph-rsid="003214ae"/>
    </style:style>
    <style:style style:name="P36" style:family="paragraph" style:parent-style-name="Standard">
      <style:text-properties officeooo:rsid="0033cff2" officeooo:paragraph-rsid="0033cff2"/>
    </style:style>
    <style:style style:name="P37" style:family="paragraph" style:parent-style-name="Standard">
      <style:text-properties officeooo:rsid="00364845" officeooo:paragraph-rsid="00364845"/>
    </style:style>
    <style:style style:name="P38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8">Create new folders<text:tab/>9_Nano_Projects</text:p>
      <text:p text:style-name="P8">and<text:tab/><text:tab/><text:tab/>Resources_nano_projects</text:p>
      <text:p text:style-name="P8"/>
      <text:p text:style-name="P8">Go to <text:tab/><text:tab/><text:tab/>ATMEGA_project_work_BKP_30_Sept_2022\I2C_apps_project_V10<text:tab/>and</text:p>
      <text:p text:style-name="P8">Copy <text:span text:style-name="T1">the </text:span>files in<text:tab/>2_User_projects_V1_9\Resources_V12 to Resources_nano_projects</text:p>
      <text:p text:style-name="P1"/>
      <text:p text:style-name="P29">Create a new Arduino project <text:tab/>1_first_project </text:p>
      <text:p text:style-name="P29">and save it under<text:tab/><text:tab/><text:tab/>9_Nano_Projects</text:p>
      <text:p text:style-name="P29">Note that folder<text:tab/><text:tab/><text:tab/>1_first_project <text:tab/>is created for the project </text:p>
      <text:p text:style-name="P29"/>
      <text:p text:style-name="P30">Open<text:tab/><text:tab/><text:tab/><text:tab/><text:tab/>2_User_projects_V1_9\….\….\Open Proj_1A1</text:p>
      <text:p text:style-name="P30">Copy its contents into the Arduino project</text:p>
      <text:p text:style-name="P29"/>
      <text:p text:style-name="P30">Copy<text:tab/><text:tab/><text:tab/><text:tab/>Proj_1A1 hex file and </text:p>
      <text:p text:style-name="P30"><text:tab/><text:tab/><text:tab/><text:tab/>Proj_1A1_header_file</text:p>
      <text:p text:style-name="P30">into the <text:tab/><text:tab/><text:tab/><text:span text:style-name="T2">1_first_project </text:span>folder along side the <text:span text:style-name="T2">1_first_project </text:span>project </text:p>
      <text:p text:style-name="P30">Rename the header file <text:tab/>First_project_header</text:p>
      <text:p text:style-name="P30"/>
      <text:p text:style-name="P4">Initial tests</text:p>
      <text:p text:style-name="P30"/>
      <text:p text:style-name="P31">Upload the hex file to a PCB111000 </text:p>
      <text:p text:style-name="P31">Check it runs immediately following an -r- keypress</text:p>
      <text:p text:style-name="P31">Gives Version data following an -x- keypress</text:p>
      <text:p text:style-name="P31"/>
      <text:p text:style-name="P32">Close and reopen the Arduino Project so that it includes the header file</text:p>
      <text:p text:style-name="P32">Edit the #include statement to read<text:tab/>#include "First_project_header.h"</text:p>
      <text:p text:style-name="P32"/>
      <text:p text:style-name="P33">Compile the project using Nano board Atmega 168 processor</text:p>
      <text:p text:style-name="P33">Using <text:tab/><text:tab/>setup_HW_basic;</text:p>
      <text:p text:style-name="P33">and<text:tab/><text:tab/>setup_HW</text:p>
      <text:p text:style-name="P33"/>
      <text:p text:style-name="P33">Check the following <text:span text:style-name="T3">text</text:span> is printed out OK</text:p>
      <text:p text:style-name="P33">1 for OS version</text:p>
      <text:p text:style-name="P33">2 for system data</text:p>
      <text:p text:style-name="P33">3 Message from the OS (x to escape)</text:p>
      <text:p text:style-name="P33">The Default project runs correctly</text:p>
      <text:p text:style-name="P33"/>
      <text:p text:style-name="P33">OS version</text:p>
      <text:p text:style-name="P33">OS: I2C_V20_0_CA</text:p>
      <text:p text:style-name="P33"/>
      <text:p text:style-name="P33">System data:</text:p>
      <text:p text:style-name="P33">SW information: Operating system I2C_V20_0_CA <text:s/>Projects V1_9 and Bootloader V4_21_CA. <text:s/>External programmer V2_30B</text:p>
      <text:p text:style-name="P33"/>
      <text:p text:style-name="P33"/>
      <text:p text:style-name="P3">Update mini-OS</text:p>
      <text:p text:style-name="P3"/>
      <text:p text:style-name="P13">Github_PCB-111000 <text:span text:style-name="T4">contains mini-OS version12 and 13.</text:span></text:p>
      <text:p text:style-name="P14">Replace this OS with mini-OS_V<text:span text:style-name="T5">ersion </text:span>20 <text:span text:style-name="T5">copied from</text:span></text:p>
      <text:p text:style-name="P9">ATMEGA_project_work_BKP_30_Sept_2022\I2C_apps_project_V10</text:p>
      <text:p text:style-name="P15"><text:soft-page-break/>Rebuilding mini-OS_V20 will require use of Atmel Studio 7.</text:p>
      <text:p text:style-name="P15">Reprogramming the Atmega 328 with require the programs saved under</text:p>
      <text:p text:style-name="P10">ATMEGA_project_work_BKP_30_Sept_2022\I2C_apps_project_V10</text:p>
      <text:p text:style-name="P10"/>
      <text:p text:style-name="P16">To update the mini-OS<text:tab/><text:span text:style-name="T20">DO NOT EXPECT TO NEED TO DO THIS</text:span></text:p>
      <text:p text:style-name="P16">At the p/r prompt put “4_Project_pcb_168_V2.30B” on the Atmega 168</text:p>
      <text:p text:style-name="P16">At the ‘P’ prompt press </text:p>
      <text:p text:style-name="P16"><text:tab/>‘P’ to reprogram the mini-OS</text:p>
      <text:p text:style-name="P16"><text:tab/>‘E’ to update the “Hello world” file.</text:p>
      <text:p text:style-name="P16"/>
      <text:p text:style-name="P19">Note: <text:span text:style-name="T7">Other programmers that should no longer be needed.</text:span></text:p>
      <text:p text:style-name="P19"><text:tab/>Version A: Same as Version B but B has one extra line to trigger auto cal of the 328.</text:p>
      <text:p text:style-name="P18"><text:tab/>4a_Project_pcb_328_V2.31A <text:span text:style-name="T6">runs on an Atmega328</text:span></text:p>
      <text:p text:style-name="P17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5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4">The <text:span text:style-name="T11">A</text:span>tmega 328 programmer applies t<text:span text:style-name="T11">h</text:span>e following config bytes to the 168</text:p>
      <text:p text:style-name="P1"/>
      <text:p text:style-name="P34"><text:tab/><text:tab/><text:tab/>FF<text:tab/>D5<text:tab/>C2<text:tab/>EB</text:p>
      <text:p text:style-name="P34">V1.10 <text:span text:style-name="T11">applies<text:tab/><text:tab/></text:span>FF<text:tab/>D7<text:tab/>E2<text:tab/>EB</text:p>
      <text:p text:style-name="P34"/>
      <text:p text:style-name="P36">Differences effect the brown out level and start up time.</text:p>
      <text:p text:style-name="P36"/>
      <text:p text:style-name="P5">New locations for user cal bytes<text:tab/>Check carefully <text:span text:style-name="T13">that</text:span> these are <text:span text:style-name="T14">always </text:span>used</text:p>
      <text:p text:style-name="P37"/>
      <text:p text:style-name="P37">0x1FF<text:tab/>User calibration byte</text:p>
      <text:p text:style-name="P37">0x1FE<text:tab/>User calibration byte</text:p>
      <text:p text:style-name="P37">0x1FD<text:tab/>Default calibration byte</text:p>
      <text:p text:style-name="P37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21">0x<text:span text:style-name="T15">1FA</text:span> PRN generator random number HB</text:p>
      <text:p text:style-name="P21">0x<text:span text:style-name="T15">1F9</text:span> PRN generator random number LB</text:p>
      <text:p text:style-name="P21">0x<text:span text:style-name="T15">1F8</text:span> PRN generator random number HB</text:p>
      <text:p text:style-name="P21">0x<text:span text:style-name="T15">1F7</text:span> PRN generator random number LB</text:p>
      <text:p text:style-name="P20">0x<text:span text:style-name="T15">1F6</text:span> PRN EEPROM location offset 0, 1 or 2</text:p>
      <text:p text:style-name="P37"/>
      <text:p text:style-name="P11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38"><text:tab/><text:span text:style-name="T22">Solution copied from PCB111000_UNO Compiles OK but not fully tested</text:span>.</text:p>
      <text:p text:style-name="P26"><text:soft-page-break/>2<text:tab/>I2C_subroutines_2 line 121 <text:tab/><text:tab/><text:tab/><text:span text:style-name="T21">SOLVED</text:span></text:p>
      <text:p text:style-name="P26"><text:tab/><text:span text:style-name="T18">Commented out for time being.</text:span></text:p>
      <text:p text:style-name="P26"/>
      <text:p text:style-name="P26"/>
      <text:p text:style-name="P7">Calibration programs</text:p>
      <text:p text:style-name="P27">Copy the following two calibration routines to </text:p>
      <text:p text:style-name="P27"><text:tab/>9_Nano_Projects\System_programs</text:p>
      <text:p text:style-name="P12"><text:tab/><text:tab/>2_User_projects_V1_9<text:span text:style-name="T19">\Proj_9A_168_manual_cal </text:span></text:p>
      <text:p text:style-name="P27"><text:tab/><text:tab/>and \Proj_9B_168_auto_cal</text:p>
      <text:p text:style-name="P12"/>
      <text:p text:style-name="P27">Compile with Arduino_nano_168 and calibrate two pcbs successfully.</text:p>
      <text:p text:style-name="P27">Note Problem 2 above</text:p>
      <text:p text:style-name="P27"/>
      <text:p text:style-name="P28">Note: The Atmega 328 (mini-OS device calibrates itself automatically at every POR)</text:p>
      <text:p text:style-name="P28">provided the DPDT is switched to the right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3T15:11:29.283000000</dc:date>
    <meta:editing-duration>PT8H55M4S</meta:editing-duration>
    <meta:editing-cycles>32</meta:editing-cycles>
    <meta:document-statistic meta:table-count="0" meta:image-count="0" meta:object-count="0" meta:page-count="3" meta:paragraph-count="86" meta:word-count="547" meta:character-count="3850" meta:non-whitespace-character-count="3320"/>
  </office:meta>
</office:document-meta>
</file>